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7.562cm" style:rel-column-width="36045*"/>
    </style:style>
    <style:style style:name="Tabelle1.C" style:family="table-column">
      <style:table-column-properties style:column-width="1.965cm" style:rel-column-width="9366*"/>
    </style:style>
    <style:style style:name="Tabelle1.D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343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998cm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7.562cm" style:rel-column-width="36045*"/>
    </style:style>
    <style:style style:name="Tabelle2.C" style:family="table-column">
      <style:table-column-properties style:column-width="1.965cm" style:rel-column-width="9366*"/>
    </style:style>
    <style:style style:name="Tabelle2.D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343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998cm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7.562cm" style:rel-column-width="36045*"/>
    </style:style>
    <style:style style:name="Tabelle3.C" style:family="table-column">
      <style:table-column-properties style:column-width="1.965cm" style:rel-column-width="9366*"/>
    </style:style>
    <style:style style:name="Tabelle3.D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343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998cm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7.562cm" style:rel-column-width="36045*"/>
    </style:style>
    <style:style style:name="Tabelle4.C" style:family="table-column">
      <style:table-column-properties style:column-width="1.965cm" style:rel-column-width="9366*"/>
    </style:style>
    <style:style style:name="Tabelle4.D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343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998cm"/>
    </style:style>
    <style:style style:name="Tabelle4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roxima Nova" fo:font-size="18pt" style:font-size-asian="18pt" style:font-size-complex="18pt"/>
    </style:style>
    <style:style style:name="P2" style:family="paragraph" style:parent-style-name="Table_20_Contents">
      <style:text-properties style:font-name="Proxima Nova" fo:font-size="6pt" style:font-size-asian="6pt" style:font-size-complex="6pt"/>
    </style:style>
    <style:style style:name="P3" style:family="paragraph" style:parent-style-name="Table_20_Contents">
      <style:text-properties style:font-name="Proxima Nova" fo:font-size="6pt" officeooo:rsid="00457219" officeooo:paragraph-rsid="0047896f" style:font-size-asian="6pt" style:font-size-complex="6pt"/>
    </style:style>
    <style:style style:name="P4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5" style:family="paragraph" style:parent-style-name="Standard">
      <style:text-properties style:font-name="Proxima Nova" fo:font-size="10pt" fo:font-weight="bold" officeooo:paragraph-rsid="001729e8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7" style:family="paragraph" style:parent-style-name="Standard">
      <style:text-properties style:font-name="Proxima Nova" fo:font-size="6pt" officeooo:paragraph-rsid="0046a478" style:font-size-asian="6pt" style:font-size-complex="6pt"/>
    </style:style>
    <style:style style:name="P8" style:family="paragraph" style:parent-style-name="Standard">
      <style:text-properties style:font-name="Proxima Nova" fo:font-size="4pt" officeooo:paragraph-rsid="001729e8" style:font-size-asian="4pt" style:font-size-complex="4pt"/>
    </style:style>
    <style:style style:name="P9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10" style:family="paragraph" style:parent-style-name="Standard">
      <style:text-properties style:font-name="Proxima Nova" fo:font-size="10pt" fo:font-weight="bold" officeooo:paragraph-rsid="001729e8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12" style:family="paragraph" style:parent-style-name="Standard">
      <style:text-properties style:font-name="Proxima Nova" fo:font-size="6pt" officeooo:paragraph-rsid="0046a478" style:font-size-asian="6pt" style:font-size-complex="6pt"/>
    </style:style>
    <style:style style:name="P13" style:family="paragraph" style:parent-style-name="Standard">
      <style:text-properties style:font-name="Proxima Nova" fo:font-size="4pt" officeooo:paragraph-rsid="001729e8" style:font-size-asian="4pt" style:font-size-complex="4pt"/>
    </style:style>
    <style:style style:name="P14" style:family="paragraph" style:parent-style-name="Table_20_Contents">
      <style:text-properties style:font-name="Proxima Nova" fo:font-size="18pt" style:font-size-asian="18pt" style:font-size-complex="18pt"/>
    </style:style>
    <style:style style:name="P15" style:family="paragraph" style:parent-style-name="Table_20_Contents">
      <style:text-properties style:font-name="Proxima Nova" fo:font-size="6pt" style:font-size-asian="6pt" style:font-size-complex="6pt"/>
    </style:style>
    <style:style style:name="P16" style:family="paragraph" style:parent-style-name="Table_20_Contents">
      <style:text-properties style:font-name="Proxima Nova" fo:font-size="6pt" officeooo:rsid="00457219" officeooo:paragraph-rsid="0047896f" style:font-size-asian="6pt" style:font-size-complex="6pt"/>
    </style:style>
    <style:style style:name="T1" style:family="text">
      <style:text-properties officeooo:rsid="001b5137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officeooo:rsid="0047e13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>
                <table:table-cell table:style-name="Tabelle4.A1" table:number-columns-spanned="5" office:value-type="string">
                  <text:p text:style-name="P4"><text:database-display text:table-name="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5" office:value-type="string">
                  <text:p text:style-name="P5"><text:database-display text:table-name="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1"/>
                </table:table-cell>
                <table:table-cell table:style-name="Tabelle4.B3" table:number-columns-spanned="4" office:value-type="string">
                  <text:p text:style-name="P6"><text:database-display text:table-name="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3"><text:span text:style-name="T1"><text:database-display text:table-name="Grosse_Karten" text:table-type="table" text:column-name="Ausbildungsphase1" text:database-name="Ausbildungsplan_tab">&lt;Ausbildungsphase1&gt;</text:database-display></text:span><text:span text:style-name="T1"><text:line-break/></text:span><text:span text:style-name="T1"><text:database-display text:table-name="Grosse_Karten" text:table-type="table" text:column-name="Ausbildungsphase2" text:database-name="Ausbildungsplan_tab">&lt;Ausbildungsphase2&gt;</text:database-display></text:span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><text:span text:style-name="T3">Erstellt: </text:span><text:date style:data-style-name="N39" text:date-value="2020-05-12T13:55:53.669357090">12. Mai 20</text:date></text:p>
                </table:table-cell>
                <table:table-cell table:style-name="Tabelle4.E4" office:value-type="string">
                  <text:p text:style-name="P7"><text:database-display text:table-name="Grosse_Karten" text:table-type="table" text:column-name="id" text:database-name="Ausbildungsplan_tab">&lt;id&gt;</text:database-display><text:s/><text:span text:style-name="T2"><text:s/>- </text:span><text:span text:style-name="T2"><text:database-next text:table-name="Grosse_Karten" text:table-type="table" text:condition="ooow:True" text:database-name="Ausbildungsplan_tab"/></text:span><text:span text:style-name="T2"><text:s/>-</text:span></text:p>
                </table:table-cell>
              </table:table-row>
            </table:table>
            <text:p text:style-name="P8"/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row>
                <table:table-cell table:style-name="Tabelle3.A1" table:number-columns-spanned="5" office:value-type="string">
                  <text:p text:style-name="P4"><text:database-display text:table-name="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5" office:value-type="string">
                  <text:p text:style-name="P5"><text:database-display text:table-name="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1"/>
                </table:table-cell>
                <table:table-cell table:style-name="Tabelle3.B3" table:number-columns-spanned="4" office:value-type="string">
                  <text:p text:style-name="P6"><text:database-display text:table-name="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3"><text:span text:style-name="T1"><text:database-display text:table-name="Grosse_Karten" text:table-type="table" text:column-name="Ausbildungsphase1" text:database-name="Ausbildungsplan_tab">&lt;Ausbildungsphase1&gt;</text:database-display></text:span><text:span text:style-name="T1"><text:line-break/></text:span><text:span text:style-name="T1"><text:database-display text:table-name="Grosse_Karten" text:table-type="table" text:column-name="Ausbildungsphase2" text:database-name="Ausbildungsplan_tab">&lt;Ausbildungsphase2&gt;</text:database-display></text:span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><text:span text:style-name="T3">Erstellt: </text:span><text:date style:data-style-name="N39" text:date-value="2020-05-12T13:55:53.673059795">12. Mai 20</text:date></text:p>
                </table:table-cell>
                <table:table-cell table:style-name="Tabelle3.E4" office:value-type="string">
                  <text:p text:style-name="P7"><text:database-display text:table-name="Grosse_Karten" text:table-type="table" text:column-name="id" text:database-name="Ausbildungsplan_tab">&lt;id&gt;</text:database-display><text:s/><text:span text:style-name="T2"><text:s/>- </text:span><text:span text:style-name="T2"><text:database-next text:table-name="Grosse_Karten" text:table-type="table" text:condition="ooow:True" text:database-name="Ausbildungsplan_tab"/></text:span><text:span text:style-name="T2"><text:s/>-</text:span></text:p>
                </table:table-cell>
              </table:table-row>
            </table:table>
            <text:p text:style-name="P8"/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column table:style-name="Tabelle2.E"/>
              <table:table-row>
                <table:table-cell table:style-name="Tabelle2.A1" table:number-columns-spanned="5" office:value-type="string">
                  <text:p text:style-name="P4"><text:database-display text:table-name="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5" office:value-type="string">
                  <text:p text:style-name="P5"><text:database-display text:table-name="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1"/>
                </table:table-cell>
                <table:table-cell table:style-name="Tabelle2.B3" table:number-columns-spanned="4" office:value-type="string">
                  <text:p text:style-name="P6"><text:database-display text:table-name="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3"><text:span text:style-name="T1"><text:database-display text:table-name="Grosse_Karten" text:table-type="table" text:column-name="Ausbildungsphase1" text:database-name="Ausbildungsplan_tab">&lt;Ausbildungsphase1&gt;</text:database-display></text:span><text:span text:style-name="T1"><text:line-break/></text:span><text:span text:style-name="T1"><text:database-display text:table-name="Grosse_Karten" text:table-type="table" text:column-name="Ausbildungsphase2" text:database-name="Ausbildungsplan_tab">&lt;Ausbildungsphase2&gt;</text:database-display></text:span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><text:span text:style-name="T3">Erstellt: </text:span><text:date style:data-style-name="N39" text:date-value="2020-05-12T13:55:53.676812164">12. Mai 20</text:date></text:p>
                </table:table-cell>
                <table:table-cell table:style-name="Tabelle2.E4" office:value-type="string">
                  <text:p text:style-name="P7"><text:database-display text:table-name="Grosse_Karten" text:table-type="table" text:column-name="id" text:database-name="Ausbildungsplan_tab">&lt;id&gt;</text:database-display><text:s/><text:span text:style-name="T2"><text:s/>- </text:span><text:span text:style-name="T2"><text:database-next text:table-name="Grosse_Karten" text:table-type="table" text:condition="ooow:True" text:database-name="Ausbildungsplan_tab"/></text:span><text:span text:style-name="T2"><text:s/>-</text:span></text:p>
                </table:table-cell>
              </table:table-row>
            </table:table>
            <text:p text:style-name="P8"/>
          </text:section>
        </draw:text-box>
      </draw:frame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column table:style-name="Tabelle1.E"/>
              <table:table-row>
                <table:table-cell table:style-name="Tabelle1.A1" table:number-columns-spanned="5" office:value-type="string">
                  <text:p text:style-name="P4"><text:database-display text:table-name="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5" office:value-type="string">
                  <text:p text:style-name="P5"><text:database-display text:table-name="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1"/>
                </table:table-cell>
                <table:table-cell table:style-name="Tabelle1.B3" table:number-columns-spanned="4" office:value-type="string">
                  <text:p text:style-name="P6"><text:database-display text:table-name="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3"><text:span text:style-name="T1"><text:database-display text:table-name="Grosse_Karten" text:table-type="table" text:column-name="Ausbildungsphase1" text:database-name="Ausbildungsplan_tab">&lt;Ausbildungsphase1&gt;</text:database-display></text:span><text:span text:style-name="T1"><text:line-break/></text:span><text:span text:style-name="T1"><text:database-display text:table-name="Grosse_Karten" text:table-type="table" text:column-name="Ausbildungsphase2" text:database-name="Ausbildungsplan_tab">&lt;Ausbildungsphase2&gt;</text:database-display></text:span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><text:span text:style-name="T3">Erstellt: </text:span><text:date style:data-style-name="N39" text:date-value="2020-05-12T13:55:53.680362738">12. Mai 20</text:date></text:p>
                </table:table-cell>
                <table:table-cell table:style-name="Tabelle1.E4" office:value-type="string">
                  <text:p text:style-name="P7"><text:database-display text:table-name="Grosse_Karten" text:table-type="table" text:column-name="id" text:database-name="Ausbildungsplan_tab">&lt;id&gt;</text:database-display><text:s/><text:span text:style-name="T2"><text:s/>- </text:span><text:span text:style-name="T2"><text:database-next text:table-name="Grosse_Karten" text:table-type="table" text:condition="ooow:True" text:database-name="Ausbildungsplan_tab"/></text:span><text:span text:style-name="T2"><text:s/>-</text:span></text:p>
                </table:table-cell>
              </table:table-row>
            </table:table>
            <text:p text:style-name="P8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7T13:01:51.223464160</meta:creation-date>
    <dc:date>2020-05-12T13:55:53.587968159</dc:date>
    <meta:editing-duration>PT2H47M43S</meta:editing-duration>
    <meta:editing-cycles>34</meta:editing-cycles>
    <meta:generator>LibreOffice/6.3.5.2$Linux_X86_64 LibreOffice_project/30$Build-2</meta:generator>
    <meta:document-statistic meta:table-count="4" meta:image-count="0" meta:object-count="0" meta:page-count="1" meta:paragraph-count="24" meta:word-count="48" meta:character-count="387" meta:non-whitespace-character-count="355"/>
  </office:meta>
</office:document-meta>
</file>